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9.2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loext:opacity="100%" style:font-name="Helvetica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T2" style:family="text">
      <style:text-properties fo:color="#000000" loext:opacity="100%" style:font-name="Helvetica" fo:font-size="11pt" fo:font-weight="normal" style:font-name-asian="Helvetica" style:font-size-asian="11pt" style:font-weight-asian="normal" style:font-name-complex="Helvetica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037cm" svg:height="0.424cm" svg:x="6.35cm" svg:y="1.376cm">
          <draw:text-box>
            <text:p text:style-name="P1"><text:span text:style-name="T1">Arquitetura de Segurança - API RESTful</text:span></text:p>
          </draw:text-box>
        </draw:frame>
        <draw:frame draw:style-name="gr1" draw:text-style-name="P2" draw:layer="layout" svg:width="2.665cm" svg:height="0.424cm" svg:x="1.1cm" svg:y="2.818cm">
          <draw:text-box>
            <text:p text:style-name="P1"><text:span text:style-name="T1">1. Introdução</text:span></text:p>
          </draw:text-box>
        </draw:frame>
        <draw:frame draw:style-name="gr2" draw:text-style-name="P3" draw:layer="layout" svg:width="18.641cm" svg:height="0.391cm" svg:x="1.1cm" svg:y="3.934cm">
          <draw:text-box>
            <text:p text:style-name="P1"><text:span text:style-name="T2">Este documento apresenta uma análise de arquitetura de possíveis vulnerabilidades e brechas em uma API</text:span></text:p>
          </draw:text-box>
        </draw:frame>
        <draw:frame draw:style-name="gr3" draw:text-style-name="P4" draw:layer="layout" svg:width="19.25cm" svg:height="0.391cm" svg:x="1.1cm" svg:y="4.734cm">
          <draw:text-box>
            <text:p text:style-name="P1"><text:span text:style-name="T2">RESTful conforme os requisitos estabelecidos no projeto <text:s/>Desafio Técnico. O objetivo é fornecer uma visão</text:span></text:p>
          </draw:text-box>
        </draw:frame>
        <draw:frame draw:style-name="gr2" draw:text-style-name="P3" draw:layer="layout" svg:width="10.446cm" svg:height="0.391cm" svg:x="1.028cm" svg:y="5.499cm">
          <draw:text-box>
            <text:p text:style-name="P1"><text:span text:style-name="T2"><text:s/></text:span><text:span text:style-name="T2">crítica sobre segurança e propor mecanismos de mitigação.</text:span></text:p>
          </draw:text-box>
        </draw:frame>
        <draw:frame draw:style-name="gr1" draw:text-style-name="P2" draw:layer="layout" svg:width="6.373cm" svg:height="0.424cm" svg:x="1.1cm" svg:y="7.219cm">
          <draw:text-box>
            <text:p text:style-name="P1"><text:span text:style-name="T1">2. Superfícies de Ataque da API</text:span></text:p>
          </draw:text-box>
        </draw:frame>
        <draw:frame draw:style-name="gr2" draw:text-style-name="P3" draw:layer="layout" svg:width="9.984cm" svg:height="0.391cm" svg:x="1.1cm" svg:y="8.334cm">
          <draw:text-box>
            <text:p text:style-name="P1"><text:span text:style-name="T2">A seguir estão as principais superfícies de ataque da API:</text:span></text:p>
          </draw:text-box>
        </draw:frame>
        <draw:frame draw:style-name="gr2" draw:text-style-name="P3" draw:layer="layout" svg:width="9.527cm" svg:height="0.391cm" svg:x="1.1cm" svg:y="9.134cm">
          <draw:text-box>
            <text:p text:style-name="P1"><text:span text:style-name="T2">- Endpoints expostos (`/api/products`, `/api/users`, etc);</text:span></text:p>
          </draw:text-box>
        </draw:frame>
        <draw:frame draw:style-name="gr2" draw:text-style-name="P3" draw:layer="layout" svg:width="7.152cm" svg:height="0.391cm" svg:x="1.1cm" svg:y="9.934cm">
          <draw:text-box>
            <text:p text:style-name="P1"><text:span text:style-name="T2">- Autenticação e geração de tokens JWT;</text:span></text:p>
          </draw:text-box>
        </draw:frame>
        <draw:frame draw:style-name="gr2" draw:text-style-name="P3" draw:layer="layout" svg:width="6.911cm" svg:height="0.391cm" svg:x="1.1cm" svg:y="10.734cm">
          <draw:text-box>
            <text:p text:style-name="P1"><text:span text:style-name="T2">- Controle de acesso baseado em roles;</text:span></text:p>
          </draw:text-box>
        </draw:frame>
        <draw:frame draw:style-name="gr2" draw:text-style-name="P3" draw:layer="layout" svg:width="4.223cm" svg:height="0.391cm" svg:x="1.1cm" svg:y="11.534cm">
          <draw:text-box>
            <text:p text:style-name="P1"><text:span text:style-name="T2">- Validações de entrada;</text:span></text:p>
          </draw:text-box>
        </draw:frame>
        <draw:frame draw:style-name="gr2" draw:text-style-name="P3" draw:layer="layout" svg:width="8.342cm" svg:height="0.391cm" svg:x="1.1cm" svg:y="12.333cm">
          <draw:text-box>
            <text:p text:style-name="P1"><text:span text:style-name="T2">- Armazenamento de senhas e dados sensíveis;</text:span></text:p>
          </draw:text-box>
        </draw:frame>
        <draw:frame draw:style-name="gr2" draw:text-style-name="P3" draw:layer="layout" svg:width="7.148cm" svg:height="0.391cm" svg:x="1.1cm" svg:y="13.134cm">
          <draw:text-box>
            <text:p text:style-name="P1"><text:span text:style-name="T2">- Acesso ao banco de dados (MongoDB).</text:span></text:p>
          </draw:text-box>
        </draw:frame>
        <draw:frame draw:style-name="gr1" draw:text-style-name="P2" draw:layer="layout" svg:width="8.109cm" svg:height="0.424cm" svg:x="1.1cm" svg:y="14.819cm">
          <draw:text-box>
            <text:p text:style-name="P1"><text:span text:style-name="T1">3. Possíveis Vulnerabilidades e Brechas</text:span></text:p>
          </draw:text-box>
        </draw:frame>
        <draw:frame draw:style-name="gr2" draw:text-style-name="P3" draw:layer="layout" svg:width="5.611cm" svg:height="0.391cm" svg:x="1.1cm" svg:y="15.934cm">
          <draw:text-box>
            <text:p text:style-name="P1"><text:span text:style-name="T2">3.1. Autenticação e Autorização:</text:span></text:p>
          </draw:text-box>
        </draw:frame>
        <draw:frame draw:style-name="gr2" draw:text-style-name="P3" draw:layer="layout" svg:width="10.551cm" svg:height="0.391cm" svg:x="1.1cm" svg:y="16.734cm">
          <draw:text-box>
            <text:p text:style-name="P1"><text:span text:style-name="T2">- Token JWT com algoritmo `none` ou sem assinatura válida;</text:span></text:p>
          </draw:text-box>
        </draw:frame>
        <draw:frame draw:style-name="gr2" draw:text-style-name="P3" draw:layer="layout" svg:width="5.531cm" svg:height="0.391cm" svg:x="1.1cm" svg:y="17.534cm">
          <draw:text-box>
            <text:p text:style-name="P1"><text:span text:style-name="T2">- Tokens sem expiração (`exp`);</text:span></text:p>
          </draw:text-box>
        </draw:frame>
        <draw:frame draw:style-name="gr2" draw:text-style-name="P3" draw:layer="layout" svg:width="12.727cm" svg:height="0.391cm" svg:x="1.1cm" svg:y="18.334cm">
          <draw:text-box>
            <text:p text:style-name="P1"><text:span text:style-name="T2">- Falta de verificação de role antes de ações críticas (ex.: delete produto).</text:span></text:p>
          </draw:text-box>
        </draw:frame>
        <draw:frame draw:style-name="gr2" draw:text-style-name="P3" draw:layer="layout" svg:width="5.044cm" svg:height="0.391cm" svg:x="1.1cm" svg:y="19.934cm">
          <draw:text-box>
            <text:p text:style-name="P1"><text:span text:style-name="T2">3.2. Validações Insuficientes:</text:span></text:p>
          </draw:text-box>
        </draw:frame>
        <draw:frame draw:style-name="gr2" draw:text-style-name="P3" draw:layer="layout" svg:width="6.928cm" svg:height="0.391cm" svg:x="1.1cm" svg:y="20.733cm">
          <draw:text-box>
            <text:p text:style-name="P1"><text:span text:style-name="T2">- Falta de validação no lado do servidor;</text:span></text:p>
          </draw:text-box>
        </draw:frame>
        <draw:frame draw:style-name="gr2" draw:text-style-name="P3" draw:layer="layout" svg:width="18.29cm" svg:height="0.391cm" svg:x="1.1cm" svg:y="21.534cm">
          <draw:text-box>
            <text:p text:style-name="P1"><text:span text:style-name="T2">- Campos como `price`, `stock` e `email` sem validação robusta permitem ataques de fuzzing ou injection.</text:span></text:p>
          </draw:text-box>
        </draw:frame>
        <draw:frame draw:style-name="gr2" draw:text-style-name="P3" draw:layer="layout" svg:width="7.275cm" svg:height="0.391cm" svg:x="1.1cm" svg:y="23.134cm">
          <draw:text-box>
            <text:p text:style-name="P1"><text:span text:style-name="T2">3.3. Enumerações e Exposição de Dados:</text:span></text:p>
          </draw:text-box>
        </draw:frame>
        <draw:frame draw:style-name="gr2" draw:text-style-name="P3" draw:layer="layout" svg:width="13.65cm" svg:height="0.391cm" svg:x="1.1cm" svg:y="23.934cm">
          <draw:text-box>
            <text:p text:style-name="P1"><text:span text:style-name="T2">- Mensagens de erro detalhadas revelam estrutura interna (ex.: UUID inválido);</text:span></text:p>
          </draw:text-box>
        </draw:frame>
        <draw:frame draw:style-name="gr2" draw:text-style-name="P3" draw:layer="layout" svg:width="18.396cm" svg:height="0.391cm" svg:x="1.1cm" svg:y="24.734cm">
          <draw:text-box>
            <text:p text:style-name="P1"><text:span text:style-name="T2">- `GET /api/products` sem paginação ou filtros pode levar a vazamento massivo de dados (Data Leakage).</text:span></text:p>
          </draw:text-box>
        </draw:frame>
        <draw:frame draw:style-name="gr2" draw:text-style-name="P3" draw:layer="layout" svg:width="5.7cm" svg:height="0.391cm" svg:x="1.1cm" svg:y="26.333cm">
          <draw:text-box>
            <text:p text:style-name="P1"><text:span text:style-name="T2">3.4. Armazenamento de Senhas:</text:span></text:p>
          </draw:text-box>
        </draw:frame>
      </draw:page>
      <draw:page draw:name="page2" draw:style-name="dp1" draw:master-page-name="master-page3">
        <draw:frame draw:style-name="gr2" draw:text-style-name="P3" draw:layer="layout" svg:width="12.943cm" svg:height="0.391cm" svg:x="1.1cm" svg:y="2.734cm">
          <draw:text-box>
            <text:p text:style-name="P1"><text:span text:style-name="T2">- Senhas devem ser armazenadas com algoritmos fortes (BCrypt, Argon2);</text:span></text:p>
          </draw:text-box>
        </draw:frame>
        <draw:frame draw:style-name="gr2" draw:text-style-name="P3" draw:layer="layout" svg:width="11.233cm" svg:height="0.391cm" svg:x="1.1cm" svg:y="3.534cm">
          <draw:text-box>
            <text:p text:style-name="P1"><text:span text:style-name="T2">- Nunca devem ser retornadas nem mesmo com `isActive: false`.</text:span></text:p>
          </draw:text-box>
        </draw:frame>
        <draw:frame draw:style-name="gr2" draw:text-style-name="P3" draw:layer="layout" svg:width="6.564cm" svg:height="0.391cm" svg:x="1.1cm" svg:y="5.134cm">
          <draw:text-box>
            <text:p text:style-name="P1"><text:span text:style-name="T2">3.5. Injeções e Ataques ao MongoDB:</text:span></text:p>
          </draw:text-box>
        </draw:frame>
        <draw:frame draw:style-name="gr2" draw:text-style-name="P3" draw:layer="layout" svg:width="12.545cm" svg:height="0.391cm" svg:x="1.1cm" svg:y="5.934cm">
          <draw:text-box>
            <text:p text:style-name="P1"><text:span text:style-name="T2">- MongoDB Injection se entradas forem usadas diretamente nas queries;</text:span></text:p>
          </draw:text-box>
        </draw:frame>
        <draw:frame draw:style-name="gr2" draw:text-style-name="P3" draw:layer="layout" svg:width="13.502cm" svg:height="0.391cm" svg:x="1.1cm" svg:y="6.734cm">
          <draw:text-box>
            <text:p text:style-name="P1"><text:span text:style-name="T2">- Validação dos dados de entrada deve ser rigorosa (ex.: evitar `{"$ne": null}`).</text:span></text:p>
          </draw:text-box>
        </draw:frame>
        <draw:frame draw:style-name="gr2" draw:text-style-name="P3" draw:layer="layout" svg:width="5.027cm" svg:height="0.391cm" svg:x="1.1cm" svg:y="8.334cm">
          <draw:text-box>
            <text:p text:style-name="P1"><text:span text:style-name="T2">3.6. Excesso de Permissões:</text:span></text:p>
          </draw:text-box>
        </draw:frame>
        <draw:frame draw:style-name="gr2" draw:text-style-name="P3" draw:layer="layout" svg:width="11.034cm" svg:height="0.391cm" svg:x="1.1cm" svg:y="9.134cm">
          <draw:text-box>
            <text:p text:style-name="P1"><text:span text:style-name="T2">- Usuários `user` conseguindo acessar rotas restritas a `admin`;</text:span></text:p>
          </draw:text-box>
        </draw:frame>
        <draw:frame draw:style-name="gr2" draw:text-style-name="P3" draw:layer="layout" svg:width="10.056cm" svg:height="0.391cm" svg:x="1.1cm" svg:y="9.934cm">
          <draw:text-box>
            <text:p text:style-name="P1"><text:span text:style-name="T2">- Falta de segmentação entre escopos de leitura e escrita.</text:span></text:p>
          </draw:text-box>
        </draw:frame>
        <draw:frame draw:style-name="gr2" draw:text-style-name="P3" draw:layer="layout" svg:width="5.615cm" svg:height="0.391cm" svg:x="1.1cm" svg:y="11.534cm">
          <draw:text-box>
            <text:p text:style-name="P1"><text:span text:style-name="T2">3.7. Rate Limiting e Brute Force:</text:span></text:p>
          </draw:text-box>
        </draw:frame>
        <draw:frame draw:style-name="gr2" draw:text-style-name="P3" draw:layer="layout" svg:width="13.815cm" svg:height="0.391cm" svg:x="1.1cm" svg:y="12.333cm">
          <draw:text-box>
            <text:p text:style-name="P1"><text:span text:style-name="T2">- Falta de controle de tentativas em `/auth/login` permite ataques de força bruta.</text:span></text:p>
          </draw:text-box>
        </draw:frame>
        <draw:frame draw:style-name="gr1" draw:text-style-name="P2" draw:layer="layout" svg:width="6.754cm" svg:height="0.424cm" svg:x="1.1cm" svg:y="14.018cm">
          <draw:text-box>
            <text:p text:style-name="P1"><text:span text:style-name="T1">4. Recomendações de Segurança</text:span></text:p>
          </draw:text-box>
        </draw:frame>
        <draw:frame draw:style-name="gr2" draw:text-style-name="P3" draw:layer="layout" svg:width="5.929cm" svg:height="0.391cm" svg:x="1.1cm" svg:y="15.133cm">
          <draw:text-box>
            <text:p text:style-name="P1"><text:span text:style-name="T2">- Usar HTTPS sempre (TLS 1.2+);</text:span></text:p>
          </draw:text-box>
        </draw:frame>
        <draw:frame draw:style-name="gr2" draw:text-style-name="P3" draw:layer="layout" svg:width="10.043cm" svg:height="0.391cm" svg:x="1.1cm" svg:y="15.934cm">
          <draw:text-box>
            <text:p text:style-name="P1"><text:span text:style-name="T2">- Adotar JWT com expiração curta e refresh token seguro;</text:span></text:p>
          </draw:text-box>
        </draw:frame>
        <draw:frame draw:style-name="gr2" draw:text-style-name="P3" draw:layer="layout" svg:width="8.143cm" svg:height="0.391cm" svg:x="1.1cm" svg:y="16.734cm">
          <draw:text-box>
            <text:p text:style-name="P1"><text:span text:style-name="T2">- Validar roles e permissões em cada endpoint;</text:span></text:p>
          </draw:text-box>
        </draw:frame>
        <draw:frame draw:style-name="gr2" draw:text-style-name="P3" draw:layer="layout" svg:width="8.951cm" svg:height="0.391cm" svg:x="1.1cm" svg:y="17.534cm">
          <draw:text-box>
            <text:p text:style-name="P1"><text:span text:style-name="T2">- Sanitizar e validar todas as entradas (server-side);</text:span></text:p>
          </draw:text-box>
        </draw:frame>
        <draw:frame draw:style-name="gr2" draw:text-style-name="P3" draw:layer="layout" svg:width="11.809cm" svg:height="0.391cm" svg:x="1.1cm" svg:y="18.334cm">
          <draw:text-box>
            <text:p text:style-name="P1"><text:span text:style-name="T2">- Implementar CORS restritivo e cabeçalhos de segurança (Helmet);</text:span></text:p>
          </draw:text-box>
        </draw:frame>
        <draw:frame draw:style-name="gr2" draw:text-style-name="P3" draw:layer="layout" svg:width="10.725cm" svg:height="0.391cm" svg:x="1.1cm" svg:y="19.134cm">
          <draw:text-box>
            <text:p text:style-name="P1"><text:span text:style-name="T2">- Adotar ferramentas de análise estática e dinâmica no CI/CD;</text:span></text:p>
          </draw:text-box>
        </draw:frame>
        <draw:frame draw:style-name="gr2" draw:text-style-name="P3" draw:layer="layout" svg:width="6.953cm" svg:height="0.391cm" svg:x="1.1cm" svg:y="19.934cm">
          <draw:text-box>
            <text:p text:style-name="P1"><text:span text:style-name="T2">- Registrar auditoria de ações sensíveis;</text:span></text:p>
          </draw:text-box>
        </draw:frame>
        <draw:frame draw:style-name="gr2" draw:text-style-name="P3" draw:layer="layout" svg:width="15.97cm" svg:height="0.391cm" svg:x="1.1cm" svg:y="20.733cm">
          <draw:text-box>
            <text:p text:style-name="P1"><text:span text:style-name="T2">- Utilizar políticas de segurança para dados sensíveis no MongoDB (ex.: criptografia at-rest);</text:span></text:p>
          </draw:text-box>
        </draw:frame>
        <draw:frame draw:style-name="gr2" draw:text-style-name="P3" draw:layer="layout" svg:width="9.006cm" svg:height="0.391cm" svg:x="1.1cm" svg:y="21.534cm">
          <draw:text-box>
            <text:p text:style-name="P1"><text:span text:style-name="T2">- Implementar rate limiting (ex.: 5 tentativas/minuto)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1cm" fo:margin-right="1.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0T09:34:57.558408317</dc:date>
    <meta:editing-duration>PT2M28S</meta:editing-duration>
    <meta:editing-cycles>1</meta:editing-cycles>
    <meta:document-statistic meta:object-count="45"/>
    <meta:generator>LibreOffice/7.4.7.2$Linux_X86_64 LibreOffice_project/40$Build-2</meta:generator>
  </office:meta>
</office:document-meta>
</file>